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'Courier New', monospace"/>
    <style:font-face style:name="OpenSymbol" svg:font-family="OpenSymbol"/>
    <style:font-face style:name="Times" svg:font-family="Times"/>
    <style:font-face style:name="monospace" svg:font-family="monospace"/>
    <style:font-face style:name="system-ui" svg:font-family="system-ui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enlo" fo:font-size="7.80000019073486pt" fo:font-weight="normal" fo:background-color="#ffffff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" style:family="paragraph" style:parent-style-name="Standard" style:list-style-name="L4">
      <style:text-properties style:use-window-font-color="true" style:font-name="Arial" fo:font-size="10pt" style:font-size-asian="10pt" style:font-size-complex="10pt"/>
    </style:style>
    <style:style style:name="P5" style:family="paragraph" style:parent-style-name="Standard" style:list-style-name="L1">
      <style:text-properties style:use-window-font-color="true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9"/>
    <style:style style:name="P10" style:family="paragraph" style:parent-style-name="Standard">
      <style:paragraph-properties fo:background-color="#cccccc">
        <style:background-image/>
      </style:paragraph-properties>
      <style:text-properties fo:font-variant="normal" fo:text-transform="none" fo:color="#666666" style:font-name="Time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paragraph-properties fo:margin-left="0cm" fo:margin-right="0cm" fo:orphans="2" fo:widows="2" fo:text-indent="0cm" style:auto-text-indent="false" fo:background-color="#cccccc">
        <style:background-image/>
      </style:paragraph-properties>
      <style:text-properties fo:font-variant="normal" fo:text-transform="none" fo:color="#666666" fo:font-size="9pt" fo:letter-spacing="normal" fo:font-style="normal" fo:font-weight="normal" fo:background-color="transparent" style:font-size-asian="9pt" style:font-size-complex="9pt"/>
    </style:style>
    <style:style style:name="P12" style:family="paragraph" style:parent-style-name="Preformatted_20_Text">
      <style:paragraph-properties fo:margin-top="0cm" fo:margin-bottom="0.499cm" fo:orphans="2" fo:widows="2" fo:background-color="#cccccc">
        <style:background-image/>
      </style:paragraph-properties>
      <style:text-properties fo:font-variant="normal" fo:text-transform="none" fo:color="#666666" fo:font-size="9pt" fo:letter-spacing="normal" fo:font-style="normal" fo:font-weight="normal" fo:background-color="transparent" style:font-size-asian="9pt" style:font-size-complex="9pt"/>
    </style:style>
    <style:style style:name="P13" style:family="paragraph" style:parent-style-name="Preformatted_20_Text">
      <style:paragraph-properties fo:orphans="2" fo:widows="2" fo:background-color="#cccccc">
        <style:background-image/>
      </style:paragraph-properties>
      <style:text-properties fo:font-variant="normal" fo:text-transform="none" fo:color="#666666" fo:font-size="9pt" fo:letter-spacing="normal" fo:background-color="transparent" style:font-size-asian="9pt" style:font-size-complex="9pt"/>
    </style:style>
    <style:style style:name="T1" style:family="text">
      <style:text-properties fo:color="#a31515"/>
    </style:style>
    <style:style style:name="T2" style:family="text">
      <style:text-properties fo:color="#a31515" style:font-name="Menlo" fo:font-size="7.80000019073486pt" fo:font-weight="normal" fo:background-color="#ffffff"/>
    </style:style>
    <style:style style:name="T3" style:family="text">
      <style:text-properties fo:color="#a31515" style:font-name="Menlo" fo:font-size="7.80000019073486pt" fo:font-weight="normal" fo:background-color="#ffffff" style:font-size-asian="10pt" style:font-size-complex="10pt"/>
    </style:style>
    <style:style style:name="T4" style:family="text">
      <style:text-properties fo:color="#a31515" style:font-name="Menlo" fo:font-weight="normal" fo:background-color="#ffffff"/>
    </style:style>
    <style:style style:name="T5" style:family="text">
      <style:text-properties style:font-name="Menlo" fo:font-size="7.80000019073486pt" fo:font-weight="normal" fo:background-color="#ffffff" style:font-size-asian="10pt" style:font-size-complex="10pt"/>
    </style:style>
    <style:style style:name="T6" style:family="text">
      <style:text-properties fo:font-weight="normal" fo:background-color="#ffffff"/>
    </style:style>
    <style:style style:name="T7" style:family="text">
      <style:text-properties fo:font-weight="normal" fo:background-color="transparent"/>
    </style:style>
    <style:style style:name="T8" style:family="text">
      <style:text-properties fo:font-style="normal" fo:font-weight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fo:background-color="#ffffff" style:font-size-asian="10pt" style:font-size-complex="10pt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font-name="Arial" fo:font-size="10pt" fo:font-weight="normal" fo:background-color="#ffffff" style:font-size-asian="10pt" style:font-size-complex="10pt"/>
    </style:style>
    <style:style style:name="T13" style:family="text">
      <style:text-properties style:use-window-font-color="true" style:font-name="Arial" fo:font-size="10pt" fo:font-weight="normal" fo:background-color="#ffffff" style:font-size-asian="10pt" style:font-size-complex="10pt"/>
    </style:style>
    <style:style style:name="T14" style:family="text">
      <style:text-properties style:use-window-font-color="true" style:font-name="Arial" fo:font-size="10pt" fo:font-weight="normal" fo:background-color="transparent" style:font-size-asian="10pt" style:font-size-complex="10pt"/>
    </style:style>
    <style:style style:name="T15" style:family="text">
      <style:text-properties style:use-window-font-color="true" style:font-name="Arial" fo:font-size="10pt" fo:background-color="transparent" style:font-size-asian="10pt" style:font-size-complex="10pt"/>
    </style:style>
    <style:style style:name="T16" style:family="text">
      <style:text-properties style:use-window-font-color="true" style:font-name="Arial" fo:font-weight="normal" fo:background-color="#ffffff"/>
    </style:style>
    <style:style style:name="T17" style:family="text">
      <style:text-properties style:use-window-font-color="true" style:font-name="Menlo" fo:font-size="10pt" fo:font-weight="normal" fo:background-color="#ffffff" style:font-size-asian="10pt" style:font-size-complex="10pt"/>
    </style:style>
    <style:style style:name="T18" style:family="text">
      <style:text-properties style:use-window-font-color="true" style:font-name="Menlo" fo:font-size="9pt" fo:font-weight="normal" fo:background-color="#ffffff" style:font-size-asian="9pt" style:font-size-complex="9pt"/>
    </style:style>
    <style:style style:name="T19" style:family="text">
      <style:text-properties style:use-window-font-color="true" style:font-name="Menlo" fo:font-weight="normal" fo:background-color="#ffffff"/>
    </style:style>
    <style:style style:name="T20" style:family="text">
      <style:text-properties fo:font-weight="bold" fo:background-color="#ffffff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INSTRUCCIONES DE LA API</text:p>
      <text:p text:style-name="Standard"/>
      <text:p text:style-name="Standard">GRUPO A</text:p>
      <text:p text:style-name="Standard"/>
      <text:p text:style-name="P6">Obtención de datos de la url:</text:p>
      <text:p text:style-name="Standard"><text:a xlink:type="simple" xlink:href="https://covid.ourworldindata.org/data/owid-covid-data.csv" text:style-name="Internet_20_link" text:visited-style-name="Visited_20_Internet_20_Link"><text:span text:style-name="T2"/></text:a></text:p>
      <text:p text:style-name="Standard"><text:a xlink:type="simple" xlink:href="https://covid.ourworldindata.org/data/owid-covid-data.csv" text:style-name="Internet_20_link" text:visited-style-name="Visited_20_Internet_20_Link">https://covid.ourworldindata.org/data/owid-covid-data.csv</text:a><text:span text:style-name="T2"> </text:span></text:p>
      <text:p text:style-name="Standard"><text:span text:style-name="T2"/></text:p>
      <text:p text:style-name="P2"><text:span text:style-name="T4"/></text:p>
      <text:p text:style-name="P3"><text:span text:style-name="T6">Generamos el dataframe con los datos limpios para obtener la media de los new_cases por Covid-19 <text:s/>en <text:s/>los países :</text:span></text:p>
      <text:p text:style-name="P1"><text:span text:style-name="T1"/></text:p>
      <text:list xml:id="list1777690289830171360" text:style-name="L1">
        <text:list-item>
          <text:p text:style-name="P5"><text:span text:style-name="T5">Spain</text:span></text:p>
        </text:list-item>
        <text:list-item>
          <text:p text:style-name="P5"><text:span text:style-name="T5">Argentina</text:span></text:p>
        </text:list-item>
        <text:list-item>
          <text:p text:style-name="P5"><text:span text:style-name="T5">Chile</text:span></text:p>
        </text:list-item>
        <text:list-item>
          <text:p text:style-name="P5"><text:span text:style-name="T5">Colombia</text:span></text:p>
        </text:list-item>
        <text:list-item>
          <text:p text:style-name="P5"><text:span text:style-name="T5">Russia</text:span></text:p>
        </text:list-item>
      </text:list>
      <text:p text:style-name="Standard"><text:span text:style-name="T3"/></text:p>
      <text:p text:style-name="Standard"><text:span text:style-name="T3"/></text:p>
      <text:p text:style-name="P3"><text:span text:style-name="T6">Creamos la API:</text:span></text:p>
      <text:p text:style-name="P3"><text:span text:style-name="T6"/></text:p>
      <text:p text:style-name="Standard"><text:span text:style-name="T13">Utilizamos el método [“GET”] definiendo dos funciones:</text:span></text:p>
      <text:p text:style-name="Standard"><text:span text:style-name="T13"/></text:p>
      <text:list xml:id="list6799192733455219998" text:style-name="L3">
        <text:list-item>
          <text:p text:style-name="P7"><text:span text:style-name="T13">Una función para obtener el token a la cual se accede con el ID del grupo.</text:span></text:p>
        </text:list-item>
      </text:list>
      <text:p text:style-name="P3"><text:span text:style-name="T6"><text:tab/>Esa función tiene como <text:s/></text:span><text:span text:style-name="T20">endpoint = /get_token/</text:span></text:p>
      <text:p text:style-name="P3"><text:span text:style-name="T6"/></text:p>
      <text:list xml:id="list8763829780664619016" text:style-name="L4">
        <text:list-item>
          <text:p text:style-name="P4"><text:span text:style-name="T7">La función 2 la definimos para que con ese token puedan ver el json por pantalla.</text:span></text:p>
        </text:list-item>
      </text:list>
      <text:p text:style-name="P3"><text:span text:style-name="T7"/></text:p>
      <text:p text:style-name="P3"><text:span text:style-name="T7"/></text:p>
      <text:p text:style-name="Standard"><text:span text:style-name="T14">El usuario deberá ingresar en el navegador introduciendo el siguiente IP <text:s/>de esta manera:</text:span></text:p>
      <text:p text:style-name="Standard"><text:span text:style-name="T14"/></text:p>
      <text:list xml:id="list5323055927119971853" text:style-name="L9">
        <text:list-header>
          <text:p text:style-name="P9"><text:span text:style-name="T13"><text:s/></text:span></text:p>
        </text:list-header>
        <text:list-item>
          <text:p text:style-name="P9"><text:span text:style-name="T13">192.168.0.116:6060/ (Este es el IP particular de Rosario)</text:span></text:p>
        </text:list-item>
        <text:list-item>
          <text:p text:style-name="P9"><text:span text:style-name="T13">192.168.0.72:6060/ (Este es el IP particular de Elsa)</text:span></text:p>
        </text:list-item>
        <text:list-item>
          <text:p text:style-name="P9"><text:span text:style-name="T13">192.168.0.80:6060/ (Esta es el IP particular de Tomás)</text:span></text:p>
        </text:list-item>
        <text:list-item>
          <text:p text:style-name="P9"><text:span text:style-name="T13">192.168.0.45:6060/ (Esta es el IP particular de Natatio)</text:span></text:p>
        </text:list-item>
      </text:list>
      <text:p text:style-name="P3"><text:span text:style-name="T6"/></text:p>
      <text:p text:style-name="Standard"><text:span text:style-name="T13"><text:tab/>Ejemplo </text:span><text:a xlink:type="simple" xlink:href="http://localhost:6060/get_token/?id=A137" text:style-name="Internet_20_link" text:visited-style-name="Visited_20_Internet_20_Link">http://192.168.0.116:6060/get_token/?id=A137</text:a></text:p>
      <text:p text:style-name="Standard"><text:span text:style-name="T13"/></text:p>
      <text:p text:style-name="P3"><text:span text:style-name="T6"><text:s/>Se mostrará un mensaje de cómo continuar</text:span></text:p>
      <text:p text:style-name="P3"><text:span text:style-name="T6"/></text:p>
      <text:p text:style-name="P3"><text:span text:style-name="T6"/></text:p>
      <text:p text:style-name="P3"><text:span text:style-name="T6"><text:tab/>Aparece por pantalla:</text:span></text:p>
      <text:p text:style-name="P3"><text:span text:style-name="T6"><text:tab/></text:span></text:p>
      <text:p text:style-name="P11">{</text:p>
      <text:p text:style-name="P13"><text:s text:c="2"/><text:span text:style-name="T8">"token": "A2491921306645144496740293228"</text:span></text:p>
      <text:p text:style-name="P12">}</text:p>
      <text:list xml:id="list640219408" text:continue-list="list8763829780664619016" text:style-name="L4">
        <text:list-item>
          <text:p text:style-name="P8"><text:span text:style-name="T15">La función 2 la definimos para que con ese token puedan ver el json por pantalla</text:span></text:p>
          <text:p text:style-name="P4"><text:span text:style-name="T20">endpoint= /get_data/</text:span></text:p>
        </text:list-item>
      </text:list>
      <text:p text:style-name="Standard"/>
      <text:p text:style-name="P2"/>
      <text:p text:style-name="Standard"><text:span text:style-name="T9"><text:tab/></text:span><text:span text:style-name="T13">Ejemplo </text:span><text:a xlink:type="simple" xlink:href="http://localhost:6060/comida_china/?id=A137" text:style-name="Internet_20_link" text:visited-style-name="Visited_20_Internet_20_Link"><text:span text:style-name="T12">http://192.168.0.116:6060/get_data/?id=</text:span></text:a><text:span text:style-name="T13">A2491921306645144496740293228</text:span></text:p>
      <text:p text:style-name="Standard"><text:span text:style-name="T6"/></text:p>
      <text:p text:style-name="Standard"><text:tab/><text:span text:style-name="T11">Aparece por pantalla:</text:span></text:p>
      <text:p text:style-name="Standard"/>
      <text:p text:style-name="P10">{"c_averages": {"2019-12-31": 0.0, "2020-01-01": 0.0, "2020-01-02": 0.0, "2020-01-03": 0.0, "2020-01 -04 ": 0.0," 2020-01-05 ": 0.0," 2020-01-06 ": 0.0," 2020-01-07 ": 0.0," 2020-01-08 ": 0.0," 2020-01 -09 ": 0.0," 2020-01-10 ": 0.0," 2020-01-11 ": 0.0," 2020-01-12 ": 0.0," 2020-01-13 ": 0.0," 2020-01 -14 ": 0.0," 2020-01-15 ": 0.0," 2020-01-16 ": 0.0," 2020-01-17 ": 0.0," 2020-01-18 ": <text:soft-page-break/>0.0," 2020-01 -19 ": 0.0," 2020-01-20 ": 0.0," 2020-01-21 ": 0.0," 2020-01-22 ": 0.0," 2020-01-23 ": 0.0," 2020-01 -24 ": 0.0," 2020-01-25 ": 0.0," 2020-01-26 ": 0.0," 2020-01-27 ": 0.0," 2020-01-28 ": 0.0," 2020-01 -29 ": 0.0," 2020-01-30 ": 0.0, "2020-01-31": 0.0, "2020-02-01": 1.5, "2020-02-02": 0.0, "2020-02-03": 0.0, "2020-02-04": 0.0, "2020-02-05": 0.0, "2020-02-06": 0.0, "2020-02-07": 0.0, "2020-02-08": 0.0, "2020-02-09": 0.0, "2020-02-10": 0.5, "2020-02-11": 0.0, "2020-02-12": 0.0, "2020-02-13": 0.0, "2020-02-14": 0.0, "2020-02-15": 0.0, "2020-02-16": 0.0, "2020-02-17": 0.0, "2020-02-18": 0.0, "2020-02-19": 0.0, "2020-02-20": 0.0, "2020-02-21": 0.0, "2020-02-22": 0.0, "2020-02-23": 0.0, "2020-02-24": 0.0, "2020-02-25": 0.5, "2020-02-26": 3.0, "2020-02-27": 4.0, "2020-02-28": 9.0, "2020-02-29": 9.5, "2020-03-01": 14.0, "2020-03-02 ": 27.0," 2020-03-03 ": 28.5," 2020-03-04 ": 19.5," 2020-03-05 ": 27.67," 2020-03-06 ": 46.25," 2020-03-07 ": 49.4," 2020-03-08 ": 110.33," 2020-03-09 ": 110.25," 2020-03-10 ": 194.25," 2020-03-11 ": 246.5," 2020-03-12 ": 295.0," 2020-03-13 ": 389.5," 2020-03-14 ": 343.6," 2020-03-15 ": 441.0," 2020-03-16 ": 349.2," 2020-03-17 ": 527.0," 2020-03-18 ": 756.4," 2020-03-19 ": 834.4," 2020-03-20 ": 956.4," 2020-03-21 ": 1130.4," 2020-03-22 ": 1028.2," 2020-03-23 ​​": 987.8," 2020-03-24 ": 1582.2," 2020-03-25 ": 1788.8," 2020-03-26 ": 1908.8," 2020-03-27 ": 1927.0," 2020-03-28 ": 1778.6," 2020-03-29 ": 1415.0," 2020-03-30 ": 1296.4,"2020-03-31 ": 1799.8," 2020-04-01 ": 1662.2," 2020-04-02 ": 1728.4," 2020-04-03 ": 1702.4," 2020-04-04 ": 1567.0," 2020-04-05 ": 1372.8," 2020-04-06 ": 963.4," 2020-04-07 ": 1335.0," 2020-04-08 ": 1465.2," 2020-04-09 ": 1540.8," 2020-04-10 ": 1338.0," 2020-04-11 ": 1439.2," 2020-04-12 ": 1278.0," 2020-04-13 ": 1127.0," 2020-04-14 ": 1226.2," 2020-04-15 ": 1575.4," 2020-04-16 ": 1538.0," 2020-04-17 ": 1611.2," 2020-04-18 ": 1731.0," 2020-04-19 ": 980.4," 2020-04-20 ": 1781.8," 2020-04-21 ": 1582.6," 2020-04-22 ": 1712.6," 2020-04-23 ": 1793.4," 2020-04-24 ": 1551.2," 2020-04-25 ": 1833.8," 2020-04-26 ": 1752.8," 2020-04-27 ": 1746.2," 2020-04-28 ": 1729.2, "2020-04-29": 1657.2, "2020-04-30": 1604.4, "2020-05-01": 2012.6, "2020-05-02": 2151.0, "2020-05-03": 2482.6, "2020-05-04": 2562.4, "2020-05-05": 2601.8, "2020-05-06": 2625.6, "2020-05-07": 2609.2, "2020-05-08": 2919.4, "2020-05-09": 2733.6, "2020-05-10": 3217.8, "2020-05-11": 2726.6, "2020-05-12": 2826.0, "2020-05-13": 2836.8, "2020-05-14": 2902.2, "2020-05-15": 2842.2, "2020-05-16": 2913.2, "2020-05-17": 2557.4, "2020-05-18": 2590.6, "2020-05-19": 2584.4, "2020-05-20": 2875.8, "2020-05-21": 2902.0, "2020-05-22": 3178.2, "2020-05-23": 3031.0, "2020-05-24": 3040.4, "2020-05-25": 2731.4, "2020-05-26": 3211.6, "2020-05-27 ": 3002.2," 2020-05-28 ": 3121.8," 2020-05-29 ": 3142.8," 2020-05-30 ": 2994.0," 2020-05-31 ": 3143.2," 2020-06-01 ": 3218.2," 2020-06-02 ": 3294.8," 2020-06-03 ": 3005.6," 2020-06-04 ": 3256.4," 2020-06-05 ": 3115.8," 2020-06-06 ": 3309.8," 2020-06-07 ": 3343.2," 2020-06-08 ": 3507.8," 2020-06-09 ": 3247.8," 2020-06-10 ": 3064.4," 2020-06-11 ": 3482.2," 2020-06-12 ": 3250.0," 2020-06-13 ": 4140.8," 2020-06-14 ": 3791.4," 2020-06-15 ": 3885.8," 2020-06-16 ": 3388.0," 2020-06-17 ": 3371.6," 2020-06-18 ": 9623.0," 2020-06-19 ": 3148.6," 2020-06-20 ": 4340.4," 2020-06-21 ": 3513.8," 2020-06-22 ": 3633.4," 2020-06-23 ": 3426.6," 2020-06-24 ":2790.4, "2020-06-25": 3937.2, "2020-06-26": 3654.4, "2020-06-27": 3100.6, "2020-06-28": 4199.0, "2020-06-29": 2877.0, "2020-06-30": 3767.0, "2020-07-01": 3108.0, "2020-07-02": 3296.0, "2020-07-03": 3309.0, "2020-07-04": 3301.2, "2020-07-05": 2854.8, "2020-07-06": 3595.2, "2020-07-07": 3117.4, "2020-07-08": 3211.6, "2020-07-09": 3258.4, "2020-07-10": 3886.6, "2020-07-11": 4031.8, "2020-07-12": 3463.8, "2020-07-13": 4040.8, "2020-07-14": 3251.6, "2020-07-15": 3545.8, "2020-07-16": 3682.2, "2020-07-17": 4521.6, "2020-07-18": 5607.6, "2020-07-19": 3837.4, "2020-07-20": 3754.6, "2020-07-21": 4071.0, "2020-07-22": 3981.0, "2020-07-23 ": 4586.0," 2020-07-24 ": 4837.4," 2020-07-25 ": 4330.2," 2020-07-26 ": 4181.2," 2020-07-27 ": 6302.2," 2020-07-28 ": 3544.2," 2020-07-29 ": 4895.4," 2020-07-30 ": 5464.75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'Courier New', monospace"/>
    <style:font-face style:name="OpenSymbol" svg:font-family="OpenSymbol"/>
    <style:font-face style:name="Times" svg:font-family="Times"/>
    <style:font-face style:name="monospace" svg:font-family="monospace"/>
    <style:font-face style:name="system-ui" svg:font-family="system-ui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s Tor Her</meta:initial-creator>
    <meta:creation-date>2020-07-31T10:50:51</meta:creation-date>
    <dc:date>2020-07-31T13:32:08</dc:date>
    <dc:creator>Els Tor Her</dc:creator>
    <meta:editing-duration>PT1H23M15S</meta:editing-duration>
    <meta:editing-cycles>2</meta:editing-cycles>
    <meta:generator>OpenOffice/4.1.7$Unix OpenOffice.org_project/417m1$Build-9800</meta:generator>
    <meta:printed-by>Els Tor Her</meta:printed-by>
    <meta:print-date>2020-07-31T12:22:09</meta:print-date>
    <meta:document-statistic meta:table-count="0" meta:image-count="0" meta:object-count="0" meta:page-count="2" meta:paragraph-count="33" meta:word-count="738" meta:character-count="5845"/>
  </office:meta>
</office:document-meta>
</file>